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9.402cm" table:align="left"/>
    </style:style>
    <style:style style:name="Tabla2.A" style:family="table-column">
      <style:table-column-properties style:column-width="2.106cm"/>
    </style:style>
    <style:style style:name="Tabla2.B" style:family="table-column">
      <style:table-column-properties style:column-width="1.704cm"/>
    </style:style>
    <style:style style:name="Tabla2.C" style:family="table-column">
      <style:table-column-properties style:column-width="1.963cm"/>
    </style:style>
    <style:style style:name="Tabla2.D" style:family="table-column">
      <style:table-column-properties style:column-width="1.774cm"/>
    </style:style>
    <style:style style:name="Tabla2.E" style:family="table-column">
      <style:table-column-properties style:column-width="1.854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a2.2" style:family="table-row">
      <style:table-row-properties fo:background-color="#e7e9eb">
        <style:background-image/>
      </style:table-row-properties>
    </style:style>
    <style:style style:name="Tabla2.A2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2.B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C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D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E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A3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2.B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C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D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E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3" style:family="table">
      <style:table-properties style:width="9.47cm" table:align="left"/>
    </style:style>
    <style:style style:name="Tabla3.A" style:family="table-column">
      <style:table-column-properties style:column-width="2.106cm"/>
    </style:style>
    <style:style style:name="Tabla3.B" style:family="table-column">
      <style:table-column-properties style:column-width="1.797cm"/>
    </style:style>
    <style:style style:name="Tabla3.C" style:family="table-column">
      <style:table-column-properties style:column-width="1.963cm"/>
    </style:style>
    <style:style style:name="Tabla3.D" style:family="table-column">
      <style:table-column-properties style:column-width="1.774cm"/>
    </style:style>
    <style:style style:name="Tabla3.E" style:family="table-column">
      <style:table-column-properties style:column-width="1.829cm"/>
    </style:style>
    <style:style style:name="Tabla3.1" style:family="table-row">
      <style:table-row-properties fo:background-color="#ffffff">
        <style:background-image/>
      </style:table-row-properties>
    </style:style>
    <style:style style:name="Tabla3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a3.2" style:family="table-row">
      <style:table-row-properties fo:background-color="#e7e9eb">
        <style:background-image/>
      </style:table-row-properties>
    </style:style>
    <style:style style:name="Tabla3.A2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3.B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3.C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3.D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3.E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3.A3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3.B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3.C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3.D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3.E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4" style:family="table">
      <style:table-properties style:width="9.47cm" table:align="left"/>
    </style:style>
    <style:style style:name="Tabla4.A" style:family="table-column">
      <style:table-column-properties style:column-width="2.106cm"/>
    </style:style>
    <style:style style:name="Tabla4.B" style:family="table-column">
      <style:table-column-properties style:column-width="1.797cm"/>
    </style:style>
    <style:style style:name="Tabla4.C" style:family="table-column">
      <style:table-column-properties style:column-width="1.963cm"/>
    </style:style>
    <style:style style:name="Tabla4.D" style:family="table-column">
      <style:table-column-properties style:column-width="1.774cm"/>
    </style:style>
    <style:style style:name="Tabla4.E" style:family="table-column">
      <style:table-column-properties style:column-width="1.829cm"/>
    </style:style>
    <style:style style:name="Tabla4.1" style:family="table-row">
      <style:table-row-properties fo:background-color="#ffffff">
        <style:background-image/>
      </style:table-row-properties>
    </style:style>
    <style:style style:name="Tabla4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a4.2" style:family="table-row">
      <style:table-row-properties fo:background-color="#e7e9eb">
        <style:background-image/>
      </style:table-row-properties>
    </style:style>
    <style:style style:name="Tabla4.A2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4.B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4.C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4.D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4.E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4.A3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4.B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4.C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4.D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4.E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5" style:family="table">
      <style:table-properties style:width="9.47cm" table:align="left"/>
    </style:style>
    <style:style style:name="Tabla5.A" style:family="table-column">
      <style:table-column-properties style:column-width="2.106cm"/>
    </style:style>
    <style:style style:name="Tabla5.B" style:family="table-column">
      <style:table-column-properties style:column-width="1.797cm"/>
    </style:style>
    <style:style style:name="Tabla5.C" style:family="table-column">
      <style:table-column-properties style:column-width="1.963cm"/>
    </style:style>
    <style:style style:name="Tabla5.D" style:family="table-column">
      <style:table-column-properties style:column-width="1.774cm"/>
    </style:style>
    <style:style style:name="Tabla5.E" style:family="table-column">
      <style:table-column-properties style:column-width="1.829cm"/>
    </style:style>
    <style:style style:name="Tabla5.1" style:family="table-row">
      <style:table-row-properties fo:background-color="#ffffff">
        <style:background-image/>
      </style:table-row-properties>
    </style:style>
    <style:style style:name="Tabla5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a5.2" style:family="table-row">
      <style:table-row-properties fo:background-color="#e7e9eb">
        <style:background-image/>
      </style:table-row-properties>
    </style:style>
    <style:style style:name="Tabla5.A2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5.B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5.C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5.D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5.E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5.A3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5.B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5.C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5.D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5.E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6" style:family="table">
      <style:table-properties style:width="9.47cm" table:align="left"/>
    </style:style>
    <style:style style:name="Tabla6.A" style:family="table-column">
      <style:table-column-properties style:column-width="2.106cm"/>
    </style:style>
    <style:style style:name="Tabla6.B" style:family="table-column">
      <style:table-column-properties style:column-width="1.797cm"/>
    </style:style>
    <style:style style:name="Tabla6.C" style:family="table-column">
      <style:table-column-properties style:column-width="1.963cm"/>
    </style:style>
    <style:style style:name="Tabla6.D" style:family="table-column">
      <style:table-column-properties style:column-width="1.774cm"/>
    </style:style>
    <style:style style:name="Tabla6.E" style:family="table-column">
      <style:table-column-properties style:column-width="1.829cm"/>
    </style:style>
    <style:style style:name="Tabla6.1" style:family="table-row">
      <style:table-row-properties fo:background-color="#ffffff">
        <style:background-image/>
      </style:table-row-properties>
    </style:style>
    <style:style style:name="Tabla6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a6.2" style:family="table-row">
      <style:table-row-properties fo:background-color="#e7e9eb">
        <style:background-image/>
      </style:table-row-properties>
    </style:style>
    <style:style style:name="Tabla6.A2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6.B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6.C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6.D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6.E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6.A3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6.B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6.C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6.D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6.E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P1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1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officeooo:paragraph-rsid="00142f60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142f60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12d8c4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2d8c4" loext:padding="0cm" loext:border="non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142f60" officeooo:paragraph-rsid="00142f60"/>
    </style:style>
    <style:style style:name="P16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  <style:text-properties officeooo:rsid="0012d8c4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12d8c4" loext:padding="0cm" loext:border="none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1">
      <style:paragraph-properties fo:margin-left="0cm" fo:margin-right="0cm" fo:text-indent="0cm" style:auto-text-indent="false"/>
    </style:style>
    <style:style style:name="P20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2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0142f60" officeooo:paragraph-rsid="00142f60" loext:padding="0cm" loext:border="none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2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ext_20_body" style:list-style-name="L3">
      <style:paragraph-properties fo:margin-left="0cm" fo:margin-right="0cm" fo:text-indent="0cm" style:auto-text-indent="false"/>
    </style:style>
    <style:style style:name="P27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4">
      <style:paragraph-properties fo:margin-left="0cm" fo:margin-right="0cm" fo:text-indent="0cm" style:auto-text-indent="false"/>
    </style:style>
    <style:style style:name="P2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5">
      <style:paragraph-properties fo:margin-left="0cm" fo:margin-right="0cm" fo:text-indent="0cm" style:auto-text-indent="false"/>
    </style:style>
    <style:style style:name="P3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Text_20_body" style:list-style-name="L6">
      <style:paragraph-properties fo:margin-left="0cm" fo:margin-right="0cm" fo:text-indent="0cm" style:auto-text-indent="false"/>
    </style:style>
    <style:style style:name="P3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Text_20_body" style:list-style-name="L7">
      <style:paragraph-properties fo:margin-left="0cm" fo:margin-right="0cm" fo:text-indent="0cm" style:auto-text-indent="false"/>
    </style:style>
    <style:style style:name="P35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loext:padding="0cm" loext:border="none"/>
    </style:style>
    <style:style style:name="T3" style:family="text">
      <style:text-properties fo:color="#0000cd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a52a2a" loext:opacity="100%"/>
    </style:style>
    <style:style style:name="T6" style:family="text">
      <style:text-properties fo:color="#a52a2a" loext:opacity="100%" officeooo:rsid="00142f60"/>
    </style:style>
    <style:style style:name="T7" style:family="text">
      <style:text-properties officeooo:rsid="0012d8c4"/>
    </style:style>
    <style:style style:name="T8" style:family="text">
      <style:text-properties officeooo:rsid="0012d8c4" loext:padding="0cm" loext:border="none"/>
    </style:style>
    <style:style style:name="T9" style:family="text">
      <style:text-properties officeooo:rsid="00142f60"/>
    </style:style>
    <style:style style:name="T10" style:family="text">
      <style:text-properties officeooo:rsid="00142f60" loext:padding="0cm" loext:border="none"/>
    </style:style>
    <style:style style:name="T11" style:family="text">
      <style:text-properties officeooo:rsid="00156370"/>
    </style:style>
    <style:style style:name="T12" style:family="text">
      <style:text-properties officeooo:rsid="0015637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Iteraciones en <text:span text:style-name="T11">a</text:span>rrays</text:h>
      <text:h text:style-name="P1" text:outline-level="2"><text:span text:style-name="T7">foreach</text:span>()</text:h>
      <text:p text:style-name="P3">El método <text:span text:style-name="Source_20_Text"><text:span text:style-name="T2">forEach() </text:span></text:span>llama a una función una vez para cada elemento del array.</text:p>
      <text:h text:style-name="P4" text:outline-level="3">Ejemplo</text:h>
      <text:p text:style-name="P10"><text:span text:style-name="T3">const</text:span> numbers = [<text:span text:style-name="T4">45</text:span>, <text:span text:style-name="T4">4</text:span>, <text:span text:style-name="T4">9</text:span>, <text:span text:style-name="T4">16</text:span>, <text:span text:style-name="T4">25</text:span>];<text:line-break/><text:span text:style-name="T3">let</text:span> txt = <text:span text:style-name="T5">""</text:span>;<text:line-break/>numbers.forEach(myFunction);<text:line-break/><text:line-break/><text:span text:style-name="T3">function</text:span> myFunction(value, index, array) {<text:line-break/>  txt += value + <text:span text:style-name="T5">"&lt;br&gt;"</text:span>;<text:line-break/>}</text:p>
      <text:p text:style-name="P3"><text:span text:style-name="T2"><text:s/></text:span><text:span text:style-name="T8">Ejemplo completo:</text:span></text:p>
      <text:p text:style-name="P13">&lt;!DOCTYPE html&gt;</text:p>
      <text:p text:style-name="P13">&lt;html&gt;</text:p>
      <text:p text:style-name="P13">&lt;body&gt;</text:p>
      <text:p text:style-name="P13"><text:s text:c="2"/></text:p>
      <text:p text:style-name="P13"/>
      <text:p text:style-name="P13">&lt;p id="demo"&gt;&lt;/p&gt;</text:p>
      <text:p text:style-name="P13"/>
      <text:p text:style-name="P13">&lt;script&gt;</text:p>
      <text:p text:style-name="P13">const numbers = [45, 4, 9, 16, 25];</text:p>
      <text:p text:style-name="P13"/>
      <text:p text:style-name="P13">let txt = "";</text:p>
      <text:p text:style-name="P13">numbers.forEach(myFunction);</text:p>
      <text:p text:style-name="P13">document.getElementById("demo").innerHTML = txt;</text:p>
      <text:p text:style-name="P13"/>
      <text:p text:style-name="P13">function myFunction(value, index, array) {</text:p>
      <text:p text:style-name="P13"><text:s text:c="2"/>txt += value + "&lt;br&gt;"; </text:p>
      <text:p text:style-name="P13">}</text:p>
      <text:p text:style-name="P13">&lt;/script&gt;</text:p>
      <text:p text:style-name="P13"/>
      <text:p text:style-name="P13">&lt;/body&gt;</text:p>
      <text:p text:style-name="P13"><text:soft-page-break/>&lt;/html&gt;</text:p>
      <text:p text:style-name="P13"/>
      <text:p text:style-name="P13"/>
      <text:p text:style-name="P3">Tenga en cuenta que la función toma 3 argumentos:</text:p>
      <text:list text:style-name="L1">
        <text:list-item>
          <text:p text:style-name="P18">El valor del <text:span text:style-name="T7">item</text:span></text:p>
        </text:list-item>
        <text:list-item>
          <text:p text:style-name="P18">El índice de<text:span text:style-name="T7">l item</text:span></text:p>
        </text:list-item>
        <text:list-item>
          <text:p text:style-name="P19"><text:span text:style-name="T7">El array</text:span> en sí</text:p>
        </text:list-item>
      </text:list>
      <text:p text:style-name="P3">El ejemplo anterior utiliza sólo el parámetro de valor. El ejemplo se puede reescribir como:</text:p>
      <text:h text:style-name="P4" text:outline-level="3">Ejemplo</text:h>
      <text:p text:style-name="P10"><text:span text:style-name="T3">const</text:span> numbers = [<text:span text:style-name="T4">45</text:span>, <text:span text:style-name="T4">4</text:span>, <text:span text:style-name="T4">9</text:span>, <text:span text:style-name="T4">16</text:span>, <text:span text:style-name="T4">25</text:span>];<text:line-break/><text:span text:style-name="T3">let</text:span> txt = <text:span text:style-name="T5">""</text:span>;<text:line-break/>numbers.forEach(myFunction);<text:line-break/><text:line-break/><text:span text:style-name="T3">function</text:span> myFunction(value) {<text:line-break/>  txt += value + <text:span text:style-name="T5">"&lt;br&gt;"</text:span>;<text:line-break/>}</text:p>
      <text:p text:style-name="P6"><text:s/></text:p>
      <text:p text:style-name="Horizontal_20_Line"/>
      <text:h text:style-name="P1" text:outline-level="2"><text:span text:style-name="T7">map</text:span>()</text:h>
      <text:p text:style-name="P3">El  método <text:span text:style-name="Source_20_Text"><text:span text:style-name="T2">map() </text:span></text:span>crea un nuev<text:span text:style-name="T9">o</text:span> array realizando una función en cada elemento del array.</text:p>
      <text:p text:style-name="P3">El  método <text:span text:style-name="Source_20_Text"><text:span text:style-name="T2">map() </text:span></text:span>no ejecuta la función para elementos de array sin valores.</text:p>
      <text:p text:style-name="P3">El  método <text:span text:style-name="Source_20_Text"><text:span text:style-name="T2">map() </text:span></text:span>no cambia el array original.</text:p>
      <text:p text:style-name="P3">Este ejemplo multiplica cada valor de array por 2:</text:p>
      <text:h text:style-name="P4" text:outline-level="3">Ejemplo</text:h>
      <text:p text:style-name="P10"><text:span text:style-name="T3">const</text:span> numbers1 = [<text:span text:style-name="T4">45</text:span>, <text:span text:style-name="T4">4</text:span>, <text:span text:style-name="T4">9</text:span>, <text:span text:style-name="T4">16</text:span>, <text:span text:style-name="T4">25</text:span>];<text:line-break/><text:span text:style-name="T3">const</text:span> numbers2 = numbers1.map(myFunction);<text:line-break/><text:line-break/><text:span text:style-name="T3">function</text:span> myFunction(value, index, array) {<text:line-break/>  <text:span text:style-name="T3">return</text:span> value * <text:span text:style-name="T4">2</text:span>;<text:line-break/>}</text:p>
      <text:p text:style-name="P5"><text:s/></text:p>
      <text:p text:style-name="P3">Tenga en cuenta que la función toma 3 argumentos:</text:p>
      <text:list text:style-name="L2">
        <text:list-item>
          <text:p text:style-name="P20">El valor del <text:span text:style-name="T7">item</text:span></text:p>
        </text:list-item>
        <text:list-item>
          <text:p text:style-name="P20">El índice de <text:span text:style-name="T7">items</text:span></text:p>
        </text:list-item>
        <text:list-item>
          <text:p text:style-name="P21">el array en sí</text:p>
        </text:list-item>
      </text:list>
      <text:p text:style-name="P3"><text:soft-page-break/>Cuando una función de devolución de llamada usa solo el parámetro de valor, se pueden omitir los parámetros de índice y array:</text:p>
      <text:h text:style-name="P4" text:outline-level="3">Ejemplo</text:h>
      <text:p text:style-name="P10"><text:span text:style-name="T3">const</text:span> numbers1 = [<text:span text:style-name="T4">45</text:span>, <text:span text:style-name="T4">4</text:span>, <text:span text:style-name="T4">9</text:span>, <text:span text:style-name="T4">16</text:span>, <text:span text:style-name="T4">25</text:span>];<text:line-break/><text:span text:style-name="T3">const</text:span> numbers2 = numbers1.map(myFunction);<text:line-break/><text:line-break/><text:span text:style-name="T3">function</text:span> myFunction(value) {<text:line-break/>  <text:span text:style-name="T3">return</text:span> value * <text:span text:style-name="T4">2</text:span>;<text:line-break/>}</text:p>
      <text:p text:style-name="P2"><text:span text:style-name="T2"><text:s/></text:span><text:span text:style-name="T8">Ejemplo completo:</text:span></text:p>
      <text:p text:style-name="P14">&lt;!DOCTYPE html&gt;</text:p>
      <text:p text:style-name="P14">&lt;html&gt;</text:p>
      <text:p text:style-name="P14">&lt;body&gt;</text:p>
      <text:p text:style-name="P14"/>
      <text:p text:style-name="P14">&lt;p id="demo"&gt;&lt;/p&gt;</text:p>
      <text:p text:style-name="P14"/>
      <text:p text:style-name="P14">&lt;script&gt;</text:p>
      <text:p text:style-name="P14">const numbers1 = [45, 4, 9, 16, 25];</text:p>
      <text:p text:style-name="P14">const numbers2 = numbers1.map(myFunction);</text:p>
      <text:p text:style-name="P14"/>
      <text:p text:style-name="P14">document.getElementById("demo").innerHTML = numbers2;</text:p>
      <text:p text:style-name="P14"/>
      <text:p text:style-name="P14">function myFunction(value) {</text:p>
      <text:p text:style-name="P14"><text:s text:c="2"/>return value * 2;</text:p>
      <text:p text:style-name="P14">}</text:p>
      <text:p text:style-name="P14">&lt;/script&gt;</text:p>
      <text:p text:style-name="P14"/>
      <text:p text:style-name="P14">&lt;/body&gt;</text:p>
      <text:p text:style-name="P14">&lt;/html&gt;</text:p>
      <text:p text:style-name="Horizontal_20_Line"/>
      <text:h text:style-name="P1" text:outline-level="2">flatMap()</text:h>
      <text:p text:style-name="P3"><text:a xlink:type="simple" xlink:href="https://www.w3schools.com/js/js_2019.asp" text:style-name="Internet_20_link" text:visited-style-name="Visited_20_Internet_20_Link"><text:span text:style-name="T1">ES2019</text:span></text:a> agregó el método Array <text:span text:style-name="Source_20_Text"><text:span text:style-name="T2">flatMap() </text:span></text:span>a JavaScript.</text:p>
      <text:p text:style-name="P12">El  método <text:span text:style-name="Source_20_Text"><text:span text:style-name="T2">flatMap() </text:span></text:span>primero asigna todos los elementos de un array y luego crea un nuev<text:span text:style-name="T9">o</text:span> array.</text:p>
      <text:h text:style-name="P4" text:outline-level="3">Ejemplo</text:h>
      <text:p text:style-name="P10"><text:span text:style-name="T3">const</text:span> myArr = [<text:span text:style-name="T4">1</text:span>, <text:span text:style-name="T4">2</text:span>, <text:span text:style-name="T4">3</text:span>, <text:span text:style-name="T4">4</text:span>, <text:span text:style-name="T4">5</text:span>, <text:span text:style-name="T4">6</text:span>];<text:line-break/><text:span text:style-name="T3">const</text:span> newArr = myArr.flatMap((x) =&gt; x * <text:span text:style-name="T4">2</text:span>);</text:p>
      <text:p text:style-name="P22">Ejemplo completo:</text:p>
      <text:p text:style-name="P22">&lt;!DOCTYPE html&gt;</text:p>
      <text:p text:style-name="P22">&lt;html&gt;</text:p>
      <text:p text:style-name="P15"><text:soft-page-break/><text:span text:style-name="T2">&lt;body&gt;</text:span></text:p>
      <text:p text:style-name="P22">&lt;p id="demo"&gt;&lt;/p&gt;</text:p>
      <text:p text:style-name="P22">&lt;script&gt;</text:p>
      <text:p text:style-name="P22">const myArr = [1, 2, 3, 4, 5,6];</text:p>
      <text:p text:style-name="P22">const newArr = myArr.flatMap((x) =&gt; x * 2);</text:p>
      <text:p text:style-name="P22">document.getElementById("demo").innerHTML = newArr;</text:p>
      <text:p text:style-name="P22">&lt;/script&gt;</text:p>
      <text:p text:style-name="P22">&lt;/body&gt;</text:p>
      <text:p text:style-name="P22">&lt;/html&gt;</text:p>
      <text:h text:style-name="P1" text:outline-level="2">Soporte del navegador</text:h>
      <text:p text:style-name="P3"><text:span text:style-name="Source_20_Text"><text:span text:style-name="T10">f</text:span></text:span><text:span text:style-name="Source_20_Text"><text:span text:style-name="T2">latMap() </text:span></text:span>es compatible con todos los navegadores modernos desde enero de 2020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</table:table-row>
        <table:table-row table:style-name="Tabla2.2">
          <table:table-cell table:style-name="Tabla2.A2" office:value-type="string">
            <text:p text:style-name="P8">Chrome 69</text:p>
          </table:table-cell>
          <table:table-cell table:style-name="Tabla2.B2" office:value-type="string">
            <text:p text:style-name="P8">Edge 79</text:p>
          </table:table-cell>
          <table:table-cell table:style-name="Tabla2.C2" office:value-type="string">
            <text:p text:style-name="P8">Firefox 62</text:p>
          </table:table-cell>
          <table:table-cell table:style-name="Tabla2.D2" office:value-type="string">
            <text:p text:style-name="P8">Safari 12</text:p>
          </table:table-cell>
          <table:table-cell table:style-name="Tabla2.E2" office:value-type="string">
            <text:p text:style-name="P8">Opera 56</text:p>
          </table:table-cell>
        </table:table-row>
        <table:table-row table:style-name="Tabla2.1">
          <table:table-cell table:style-name="Tabla2.A3" office:value-type="string">
            <text:p text:style-name="P8">Sep 2018</text:p>
          </table:table-cell>
          <table:table-cell table:style-name="Tabla2.B3" office:value-type="string">
            <text:p text:style-name="P8">Jan 2020</text:p>
          </table:table-cell>
          <table:table-cell table:style-name="Tabla2.C3" office:value-type="string">
            <text:p text:style-name="P8">Sep 2018</text:p>
          </table:table-cell>
          <table:table-cell table:style-name="Tabla2.D3" office:value-type="string">
            <text:p text:style-name="P8">Sep 2018</text:p>
          </table:table-cell>
          <table:table-cell table:style-name="Tabla2.E3" office:value-type="string">
            <text:p text:style-name="P7">Sep 2018</text:p>
          </table:table-cell>
        </table:table-row>
      </table:table>
      <text:p text:style-name="Horizontal_20_Line"/>
      <text:h text:style-name="P1" text:outline-level="2"><text:span text:style-name="T9">filter</text:span>()</text:h>
      <text:p text:style-name="P3">El  método <text:span text:style-name="Source_20_Text"><text:span text:style-name="T2">filter() </text:span></text:span>crea un nuev<text:span text:style-name="T9">o</text:span> array con elementos del array que pasan una prueba.</text:p>
      <text:p text:style-name="P3">Este ejemplo crea un nuev<text:span text:style-name="T9">o</text:span> array a partir de elementos con un valor mayor que 18:</text:p>
      <text:h text:style-name="P4" text:outline-level="3">Ejemplo</text:h>
      <text:p text:style-name="P10"><text:span text:style-name="T3">const</text:span> numbers = [<text:span text:style-name="T4">45</text:span>, <text:span text:style-name="T4">4</text:span>, <text:span text:style-name="T4">9</text:span>, <text:span text:style-name="T4">16</text:span>, <text:span text:style-name="T4">25</text:span>];<text:line-break/><text:span text:style-name="T3">const</text:span> over18 = numbers.filter(myFunction);<text:line-break/><text:line-break/><text:span text:style-name="T3">function</text:span> myFunction(value, index, array) {<text:line-break/>  <text:span text:style-name="T3">return</text:span> value &gt; <text:span text:style-name="T4">18</text:span>;<text:line-break/>}</text:p>
      <text:p text:style-name="P5"/>
      <text:p text:style-name="P3">Tenga en cuenta que la función toma 3 argumentos:</text:p>
      <text:list text:style-name="L3">
        <text:list-item>
          <text:p text:style-name="P25">El valor del <text:span text:style-name="T9">item</text:span></text:p>
        </text:list-item>
        <text:list-item>
          <text:p text:style-name="P25">El índice d<text:span text:style-name="T9">el item</text:span></text:p>
        </text:list-item>
        <text:list-item>
          <text:p text:style-name="P26">el array en sí</text:p>
        </text:list-item>
      </text:list>
      <text:p text:style-name="P3">En el ejemplo anterior, la función de devolución de llamada no utiliza los parámetros de índice y array, por lo que se pueden omitir:</text:p>
      <text:h text:style-name="P4" text:outline-level="3"><text:soft-page-break/>Ejemplo</text:h>
      <text:p text:style-name="P10"><text:span text:style-name="T3">const</text:span> numbers = [<text:span text:style-name="T4">45</text:span>, <text:span text:style-name="T4">4</text:span>, <text:span text:style-name="T4">9</text:span>, <text:span text:style-name="T4">16</text:span>, <text:span text:style-name="T4">25</text:span>];<text:line-break/><text:span text:style-name="T3">const</text:span> over18 = numbers.filter(myFunction);<text:line-break/><text:line-break/><text:span text:style-name="T3">function</text:span> myFunction(value) {<text:line-break/>  <text:span text:style-name="T3">return</text:span> value &gt; <text:span text:style-name="T4">18</text:span>;<text:line-break/>}</text:p>
      <text:p text:style-name="P6"><text:s/></text:p>
      <text:p text:style-name="Horizontal_20_Line"/>
      <text:h text:style-name="P1" text:outline-level="2"><text:span text:style-name="T9">reduce</text:span>()</text:h>
      <text:p text:style-name="P3">El  método <text:span text:style-name="Source_20_Text"><text:span text:style-name="T2">reduce() </text:span></text:span>ejecuta una función en cada elemento del array para producir (reducirlo a) un valor único.</text:p>
      <text:p text:style-name="P3">El  método <text:span text:style-name="Source_20_Text"><text:span text:style-name="T2">reduce() </text:span></text:span>funciona de izquierda a derecha en el array. </text:p>
      <text:p text:style-name="P3"><text:span text:style-name="T2">El  método </text:span><text:span text:style-name="Source_20_Text"><text:span text:style-name="T2">reduce() </text:span></text:span><text:span text:style-name="T2">no reduce el array original.</text:span></text:p>
      <text:p text:style-name="P3">Este ejemplo encuentra la suma de todos los números en un array:</text:p>
      <text:h text:style-name="P4" text:outline-level="3">Ejemplo</text:h>
      <text:p text:style-name="P10"><text:span text:style-name="T3">const</text:span> numbers = [<text:span text:style-name="T4">45</text:span>, <text:span text:style-name="T4">4</text:span>, <text:span text:style-name="T4">9</text:span>, <text:span text:style-name="T4">16</text:span>, <text:span text:style-name="T4">25</text:span>];<text:line-break/><text:span text:style-name="T3">let</text:span> sum = numbers.reduce(myFunction);<text:line-break/><text:line-break/><text:span text:style-name="T3">function</text:span> myFunction(total, value, index, array) {<text:line-break/>  <text:span text:style-name="T3">return</text:span> total + value;<text:line-break/>}</text:p>
      <text:p text:style-name="P5"><text:s/></text:p>
      <text:p text:style-name="P3">Tenga en cuenta que la función toma 4 argumentos:</text:p>
      <text:list text:style-name="L4">
        <text:list-item>
          <text:p text:style-name="P27">El total (el valor inicial/valor devuelto previamente)</text:p>
        </text:list-item>
        <text:list-item>
          <text:p text:style-name="P27">El valor del <text:span text:style-name="T9">item</text:span></text:p>
        </text:list-item>
        <text:list-item>
          <text:p text:style-name="P27">El índice de<text:span text:style-name="T9">l item</text:span></text:p>
        </text:list-item>
        <text:list-item>
          <text:p text:style-name="P28">el array en sí</text:p>
        </text:list-item>
      </text:list>
      <text:p text:style-name="P3">El ejemplo anterior no utiliza los parámetros de índice y array. Se puede reescribir como:</text:p>
      <text:h text:style-name="P4" text:outline-level="3">Ejemplo</text:h>
      <text:p text:style-name="P10"><text:span text:style-name="T3">const</text:span> numbers = [<text:span text:style-name="T4">45</text:span>, <text:span text:style-name="T4">4</text:span>, <text:span text:style-name="T4">9</text:span>, <text:span text:style-name="T4">16</text:span>, <text:span text:style-name="T4">25</text:span>];<text:line-break/><text:span text:style-name="T3">let</text:span> sum = numbers.reduce(myFunction);<text:line-break/><text:line-break/><text:span text:style-name="T3">function</text:span> myFunction(total, value) {<text:line-break/>  <text:span text:style-name="T3">return</text:span> total + value;<text:line-break/>}</text:p>
      <text:p text:style-name="P5"><text:s/></text:p>
      <text:p text:style-name="P3"><text:soft-page-break/>El  método <text:span text:style-name="Source_20_Text"><text:span text:style-name="T2">reduce() </text:span></text:span>puede aceptar un valor inicial:</text:p>
      <text:h text:style-name="P4" text:outline-level="3">Ejemplo</text:h>
      <text:p text:style-name="P10"><text:span text:style-name="T3">const</text:span> numbers = [<text:span text:style-name="T4">45</text:span>, <text:span text:style-name="T4">4</text:span>, <text:span text:style-name="T4">9</text:span>, <text:span text:style-name="T4">16</text:span>, <text:span text:style-name="T4">25</text:span>];<text:line-break/><text:span text:style-name="T3">let</text:span> sum = numbers.reduce(myFunction, <text:span text:style-name="T4">100</text:span>);<text:line-break/><text:line-break/><text:span text:style-name="T3">function</text:span> myFunction(total, value) {<text:line-break/>  <text:span text:style-name="T3">return</text:span> total + value;<text:line-break/>}</text:p>
      <text:p text:style-name="P6"/>
      <text:p text:style-name="Horizontal_20_Line"/>
      <text:h text:style-name="P11" text:outline-level="2"><text:span text:style-name="T9">reduceRight</text:span>()</text:h>
      <text:p text:style-name="P12">El  método <text:span text:style-name="Source_20_Text"><text:span text:style-name="T2">reduceRight() </text:span></text:span>ejecuta una función en cada elemento del array para producir (reducirlo a) un valor único.</text:p>
      <text:p text:style-name="P3"><text:span text:style-name="Source_20_Text"><text:span text:style-name="T10">r</text:span></text:span><text:span text:style-name="Source_20_Text"><text:span text:style-name="T2">educeRight() <text:s/></text:span></text:span><text:span text:style-name="Source_20_Text"><text:span text:style-name="T10">f</text:span></text:span>unciona de derecha a izquierda en el array. </text:p>
      <text:p text:style-name="P3"><text:span text:style-name="T2">El  método </text:span><text:span text:style-name="Source_20_Text"><text:span text:style-name="T2">reduceRight() </text:span></text:span><text:span text:style-name="T2">no reduce el array original.</text:span></text:p>
      <text:p text:style-name="P3">Este ejemplo encuentra la suma de todos los números en un array:</text:p>
      <text:h text:style-name="P4" text:outline-level="3">Ejemplo</text:h>
      <text:p text:style-name="P10"><text:span text:style-name="T3">const</text:span> numbers = [<text:span text:style-name="T4">45</text:span>, <text:span text:style-name="T4">4</text:span>, <text:span text:style-name="T4">9</text:span>, <text:span text:style-name="T4">16</text:span>, <text:span text:style-name="T4">25</text:span>];<text:line-break/><text:span text:style-name="T3">let</text:span> sum = numbers.reduceRight(myFunction);<text:line-break/><text:line-break/><text:span text:style-name="T3">function</text:span> myFunction(total, value, index, array) {<text:line-break/>  <text:span text:style-name="T3">return</text:span> total + value;<text:line-break/>}</text:p>
      <text:p text:style-name="P5"><text:s/></text:p>
      <text:p text:style-name="P3">Tenga en cuenta que la función toma 4 argumentos:</text:p>
      <text:list text:style-name="L5">
        <text:list-item>
          <text:p text:style-name="P29">El total (el valor inicial/valor devuelto previamente)</text:p>
        </text:list-item>
        <text:list-item>
          <text:p text:style-name="P29">El valor del <text:span text:style-name="T9">item</text:span></text:p>
        </text:list-item>
        <text:list-item>
          <text:p text:style-name="P29">El índice <text:span text:style-name="T9">del item</text:span></text:p>
        </text:list-item>
        <text:list-item>
          <text:p text:style-name="P30">el array en sí</text:p>
        </text:list-item>
      </text:list>
      <text:p text:style-name="P3">El ejemplo anterior no utiliza los parámetros de índice y array. Se puede reescribir como:</text:p>
      <text:h text:style-name="P4" text:outline-level="3">Ejemplo</text:h>
      <text:p text:style-name="P10"><text:span text:style-name="T3">const</text:span> numbers = [<text:span text:style-name="T4">45</text:span>, <text:span text:style-name="T4">4</text:span>, <text:span text:style-name="T4">9</text:span>, <text:span text:style-name="T4">16</text:span>, <text:span text:style-name="T4">25</text:span>];<text:line-break/><text:span text:style-name="T3">let</text:span> sum = numbers.reduceRight(myFunction);<text:line-break/><text:line-break/><text:span text:style-name="T3">function</text:span> myFunction(total, value) {<text:line-break/>  <text:span text:style-name="T3">return</text:span> total + value;<text:line-break/>}</text:p>
      <text:p text:style-name="P2"><text:soft-page-break/><text:span text:style-name="T2"><text:s/></text:span></text:p>
      <text:p text:style-name="Horizontal_20_Line"/>
      <text:h text:style-name="P1" text:outline-level="2"><text:span text:style-name="T9">every</text:span>()</text:h>
      <text:p text:style-name="P3">El  método <text:span text:style-name="Source_20_Text"><text:span text:style-name="T2">every() </text:span></text:span>comprueba si todos los valores del array pasan una prueba.</text:p>
      <text:p text:style-name="P3">Este ejemplo comprueba si todos los valores del array son mayores que 18:</text:p>
      <text:h text:style-name="P4" text:outline-level="3">Ejemplo</text:h>
      <text:p text:style-name="P10"><text:span text:style-name="T3">const</text:span> numbers = [<text:span text:style-name="T4">45</text:span>, <text:span text:style-name="T4">4</text:span>, <text:span text:style-name="T4">9</text:span>, <text:span text:style-name="T4">16</text:span>, <text:span text:style-name="T4">25</text:span>];<text:line-break/><text:span text:style-name="T3">let</text:span> allOver18 = numbers.every(myFunction);<text:line-break/><text:line-break/><text:span text:style-name="T3">function</text:span> myFunction(value, index, array) {<text:line-break/>  <text:span text:style-name="T3">return</text:span> value &gt; <text:span text:style-name="T4">18</text:span>;<text:line-break/>}</text:p>
      <text:p text:style-name="P5"/>
      <text:p text:style-name="P3">Tenga en cuenta que la función toma 3 argumentos:</text:p>
      <text:list text:style-name="L6">
        <text:list-item>
          <text:p text:style-name="P31">El valor del <text:span text:style-name="T9">item</text:span></text:p>
        </text:list-item>
        <text:list-item>
          <text:p text:style-name="P31">El índice de<text:span text:style-name="T9">l item</text:span></text:p>
        </text:list-item>
        <text:list-item>
          <text:p text:style-name="P32">el array en sí</text:p>
        </text:list-item>
      </text:list>
      <text:p text:style-name="P3">Cuando una función de devolución de llamada usa solo el primer parámetro (valor), los demás parámetros se pueden omitir:</text:p>
      <text:h text:style-name="P4" text:outline-level="3">Ejemplo</text:h>
      <text:p text:style-name="P10"><text:span text:style-name="T3">const</text:span> numbers = [<text:span text:style-name="T4">45</text:span>, <text:span text:style-name="T4">4</text:span>, <text:span text:style-name="T4">9</text:span>, <text:span text:style-name="T4">16</text:span>, <text:span text:style-name="T4">25</text:span>];<text:line-break/><text:span text:style-name="T3">let</text:span> allOver18 = numbers.every(myFunction);<text:line-break/><text:line-break/><text:span text:style-name="T3">function</text:span> myFunction(value) {<text:line-break/>  <text:span text:style-name="T3">return</text:span> value &gt; <text:span text:style-name="T4">18</text:span>;<text:line-break/>}</text:p>
      <text:p text:style-name="P6"/>
      <text:p text:style-name="Horizontal_20_Line"/>
      <text:h text:style-name="P1" text:outline-level="2"><text:span text:style-name="T9">some</text:span>()</text:h>
      <text:p text:style-name="P3">El  método <text:span text:style-name="Source_20_Text"><text:span text:style-name="T2">some() </text:span></text:span>comprueba si algunos valores del array pasan una prueba.</text:p>
      <text:p text:style-name="P3">Este ejemplo comprueba si algunos valores de<text:span text:style-name="T9">l</text:span> array son mayores que 18:</text:p>
      <text:h text:style-name="P4" text:outline-level="3">Ejemplo</text:h>
      <text:p text:style-name="P10"><text:span text:style-name="T3">const</text:span> numbers = [<text:span text:style-name="T4">45</text:span>, <text:span text:style-name="T4">4</text:span>, <text:span text:style-name="T4">9</text:span>, <text:span text:style-name="T4">16</text:span>, <text:span text:style-name="T4">25</text:span>];<text:line-break/><text:span text:style-name="T3">let</text:span> someOver18 = numbers.some(myFunction);<text:line-break/><text:line-break/><text:span text:style-name="T3">function</text:span> myFunction(value, index, array) {<text:line-break/><text:soft-page-break/>  <text:span text:style-name="T3">return</text:span> value &gt; <text:span text:style-name="T4">18</text:span>;<text:line-break/>}</text:p>
      <text:p text:style-name="P5"/>
      <text:p text:style-name="P3">Tenga en cuenta que la función toma 3 argumentos:</text:p>
      <text:list text:style-name="L7">
        <text:list-item>
          <text:p text:style-name="P33">El valor del <text:span text:style-name="T9">item</text:span></text:p>
        </text:list-item>
        <text:list-item>
          <text:p text:style-name="P33">El índice de <text:span text:style-name="T9">item</text:span></text:p>
        </text:list-item>
        <text:list-item>
          <text:p text:style-name="P34">el array en sí</text:p>
        </text:list-item>
      </text:list>
      <text:p text:style-name="Horizontal_20_Line"/>
      <text:h text:style-name="P1" text:outline-level="2">Array.<text:span text:style-name="T9">from</text:span>()</text:h>
      <text:p text:style-name="P3">El  método <text:span text:style-name="Source_20_Text"><text:span text:style-name="T2">Array.from() </text:span></text:span>devuelve un objeto Array de cualquier objeto con una propiedad de longitud o cualquier objeto iterable.</text:p>
      <text:h text:style-name="P4" text:outline-level="3">Ejemplo</text:h>
      <text:p text:style-name="P5">Cree una array a partir de una cadena:</text:p>
      <text:p text:style-name="P10">Array.from(<text:span text:style-name="T5">"ABCDEFG"</text:span>);</text:p>
      <text:p text:style-name="P5"/>
      <text:h text:style-name="P1" text:outline-level="2">Soporte del navegador</text:h>
      <text:p text:style-name="P3"><text:span text:style-name="Source_20_Text"><text:span text:style-name="T2">from()</text:span></text:span>es una <text:a xlink:type="simple" xlink:href="https://www.w3schools.com/js/js_es6.asp" text:style-name="Internet_20_link" text:visited-style-name="Visited_20_Internet_20_Link"><text:span text:style-name="T1">característica de ES6</text:span></text:a> (JavaScript 2015).</text:p>
      <text:p text:style-name="P3">ES6 es totalmente compatible con todos los navegadores modernos desde junio de 2017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</table:table-row>
        <table:table-row table:style-name="Tabla3.2">
          <table:table-cell table:style-name="Tabla3.A2" office:value-type="string">
            <text:p text:style-name="P8">Chrome 51</text:p>
          </table:table-cell>
          <table:table-cell table:style-name="Tabla3.B2" office:value-type="string">
            <text:p text:style-name="P8">Edge 15</text:p>
          </table:table-cell>
          <table:table-cell table:style-name="Tabla3.C2" office:value-type="string">
            <text:p text:style-name="P8">Firefox 54</text:p>
          </table:table-cell>
          <table:table-cell table:style-name="Tabla3.D2" office:value-type="string">
            <text:p text:style-name="P8">Safari 10</text:p>
          </table:table-cell>
          <table:table-cell table:style-name="Tabla3.E2" office:value-type="string">
            <text:p text:style-name="P8">Opera 38</text:p>
          </table:table-cell>
        </table:table-row>
        <table:table-row table:style-name="Tabla3.1">
          <table:table-cell table:style-name="Tabla3.A3" office:value-type="string">
            <text:p text:style-name="P8">May 2016</text:p>
          </table:table-cell>
          <table:table-cell table:style-name="Tabla3.B3" office:value-type="string">
            <text:p text:style-name="P8">Apr 2017</text:p>
          </table:table-cell>
          <table:table-cell table:style-name="Tabla3.C3" office:value-type="string">
            <text:p text:style-name="P8">Jun 2017</text:p>
          </table:table-cell>
          <table:table-cell table:style-name="Tabla3.D3" office:value-type="string">
            <text:p text:style-name="P8">Sep 2016</text:p>
          </table:table-cell>
          <table:table-cell table:style-name="Tabla3.E3" office:value-type="string">
            <text:p text:style-name="P7">Jun 2016</text:p>
          </table:table-cell>
        </table:table-row>
      </table:table>
      <text:p text:style-name="P3"><text:span text:style-name="Source_20_Text"><text:span text:style-name="T2">From() </text:span></text:span>no es compatible con Internet Explorer.</text:p>
      <text:p text:style-name="Horizontal_20_Line"/>
      <text:h text:style-name="P1" text:outline-level="2"><text:span text:style-name="T9">keys</text:span>()</text:h>
      <text:p text:style-name="P3">El  método <text:span text:style-name="Source_20_Text"><text:span text:style-name="T2">Array.keys()</text:span></text:span>devuelve un objeto Array Iterator con las claves de un array.</text:p>
      <text:h text:style-name="P4" text:outline-level="3">Ejemplo</text:h>
      <text:p text:style-name="P5">Cree un objeto Array Iterator, que contenga las claves del array:</text:p>
      <text:p text:style-name="P10"><text:span text:style-name="T3">const</text:span> fruits = [<text:span text:style-name="T5">"Banana"</text:span>, <text:span text:style-name="T5">"Orange"</text:span>, <text:span text:style-name="T5">"Apple"</text:span>, <text:span text:style-name="T5">"Mango"</text:span>];<text:line-break/><text:span text:style-name="T3">const</text:span> keys = fruits.keys();<text:line-break/><text:line-break/><text:span text:style-name="T3">for</text:span> (<text:span text:style-name="T3">let</text:span> x of keys) {<text:line-break/><text:soft-page-break/>  text += x + <text:span text:style-name="T5">"&lt;br&gt;"</text:span>;<text:line-break/>}</text:p>
      <text:p text:style-name="P22">Ejemplo completo:</text:p>
      <text:p text:style-name="P22">&lt;!DOCTYPE html&gt;</text:p>
      <text:p text:style-name="P22">&lt;html&gt;</text:p>
      <text:p text:style-name="P22">&lt;body&gt;</text:p>
      <text:p text:style-name="P22">&lt;p id="demo"&gt;&lt;/p&gt;</text:p>
      <text:p text:style-name="P22">&lt;script&gt;</text:p>
      <text:p text:style-name="P22">const fruits = ["Banana", "Orange", "Apple", "Mango"];</text:p>
      <text:p text:style-name="P22">const keys = fruits.keys();</text:p>
      <text:p text:style-name="P22">let text = "";</text:p>
      <text:p text:style-name="P22">for (let x of keys) {</text:p>
      <text:p text:style-name="P22"><text:s text:c="2"/>text += x + "&lt;br&gt;";</text:p>
      <text:p text:style-name="P22">}</text:p>
      <text:p text:style-name="P22">document.getElementById("demo").innerHTML = text;</text:p>
      <text:p text:style-name="P22">&lt;/script&gt;</text:p>
      <text:p text:style-name="P22">&lt;p&gt;Array.keys() is not supported in Internet Explorer.&lt;/p&gt;</text:p>
      <text:p text:style-name="P22">&lt;/body&gt;</text:p>
      <text:p text:style-name="P22">&lt;/html&gt;</text:p>
      <text:h text:style-name="P1" text:outline-level="2">Soporte del navegador</text:h>
      <text:p text:style-name="P3"><text:span text:style-name="Source_20_Text"><text:span text:style-name="T2">keys()</text:span></text:span>es una <text:a xlink:type="simple" xlink:href="https://www.w3schools.com/js/js_es6.asp" text:style-name="Internet_20_link" text:visited-style-name="Visited_20_Internet_20_Link"><text:span text:style-name="T1">característica de ES6</text:span></text:a> (JavaScript 2015).</text:p>
      <text:p text:style-name="P3">ES6 es totalmente compatible con todos los navegadores modernos desde junio de 2017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9"/>
          </table:table-cell>
        </table:table-row>
        <table:table-row table:style-name="Tabla4.2">
          <table:table-cell table:style-name="Tabla4.A2" office:value-type="string">
            <text:p text:style-name="P8">Chrome 51</text:p>
          </table:table-cell>
          <table:table-cell table:style-name="Tabla4.B2" office:value-type="string">
            <text:p text:style-name="P8">Edge 15</text:p>
          </table:table-cell>
          <table:table-cell table:style-name="Tabla4.C2" office:value-type="string">
            <text:p text:style-name="P8">Firefox 54</text:p>
          </table:table-cell>
          <table:table-cell table:style-name="Tabla4.D2" office:value-type="string">
            <text:p text:style-name="P8">Safari 10</text:p>
          </table:table-cell>
          <table:table-cell table:style-name="Tabla4.E2" office:value-type="string">
            <text:p text:style-name="P8">Opera 38</text:p>
          </table:table-cell>
        </table:table-row>
        <table:table-row table:style-name="Tabla4.1">
          <table:table-cell table:style-name="Tabla4.A3" office:value-type="string">
            <text:p text:style-name="P8">May 2016</text:p>
          </table:table-cell>
          <table:table-cell table:style-name="Tabla4.B3" office:value-type="string">
            <text:p text:style-name="P8">Apr 2017</text:p>
          </table:table-cell>
          <table:table-cell table:style-name="Tabla4.C3" office:value-type="string">
            <text:p text:style-name="P8">Jun 2017</text:p>
          </table:table-cell>
          <table:table-cell table:style-name="Tabla4.D3" office:value-type="string">
            <text:p text:style-name="P8">Sep 2016</text:p>
          </table:table-cell>
          <table:table-cell table:style-name="Tabla4.E3" office:value-type="string">
            <text:p text:style-name="P7">Jun 2016</text:p>
          </table:table-cell>
        </table:table-row>
      </table:table>
      <text:p text:style-name="P3"><text:span text:style-name="Source_20_Text"><text:span text:style-name="T2">keys()</text:span></text:span>no es compatible con Internet Explorer.</text:p>
      <text:p text:style-name="Horizontal_20_Line"/>
      <text:h text:style-name="P1" text:outline-level="2"><text:span text:style-name="T9">entries</text:span>()</text:h>
      <text:h text:style-name="P4" text:outline-level="3">Ejemplo</text:h>
      <text:p text:style-name="P5">Cree un <text:span text:style-name="T9">Array Iterator</text:span> y luego repita los pares clave/valor:</text:p>
      <text:p text:style-name="P10"><text:soft-page-break/><text:span text:style-name="T3">const</text:span> fruits = [<text:span text:style-name="T5">"</text:span><text:span text:style-name="T6">Plátano</text:span><text:span text:style-name="T5">"</text:span>, <text:span text:style-name="T5">"</text:span><text:span text:style-name="T6">Naranja</text:span><text:span text:style-name="T5">"</text:span>, <text:span text:style-name="T5">"</text:span><text:span text:style-name="T6">Manzana</text:span><text:span text:style-name="T5">"</text:span>, <text:span text:style-name="T5">"Mango"</text:span>];<text:line-break/><text:span text:style-name="T3">const</text:span> f = fruits.entries();<text:line-break/><text:line-break/><text:span text:style-name="T3">for</text:span> (<text:span text:style-name="T3">let</text:span> x of f) {<text:line-break/>  document.getElementById(<text:span text:style-name="T5">"demo"</text:span>).innerHTML += x;<text:line-break/>}</text:p>
      <text:p text:style-name="P5"/>
      <text:p text:style-name="P3">El método <text:span text:style-name="Source_20_Text"><text:span text:style-name="T2">entries() </text:span></text:span>devuelve un objeto Array Iterator con pares clave/valor:</text:p>
      <text:p text:style-name="P3">[0, "Plátano"]<text:line-break/>[1, "Naranja"]<text:line-break/>[2, "Manzana"]<text:line-break/>[3, "Mango"]</text:p>
      <text:p text:style-name="P3">El  método <text:span text:style-name="Source_20_Text"><text:span text:style-name="T2">entries() </text:span></text:span>no cambia el array original.</text:p>
      <text:h text:style-name="P1" text:outline-level="2">Soporte del navegador</text:h>
      <text:p text:style-name="P3"><text:span text:style-name="Source_20_Text"><text:span text:style-name="T12">e</text:span></text:span><text:span text:style-name="Source_20_Text"><text:span text:style-name="T2">ntries() </text:span></text:span>es una <text:a xlink:type="simple" xlink:href="https://www.w3schools.com/js/js_es6.asp" text:style-name="Internet_20_link" text:visited-style-name="Visited_20_Internet_20_Link"><text:span text:style-name="T1">característica de ES6</text:span></text:a> (JavaScript 2015).</text:p>
      <text:p text:style-name="P3">ES6 es totalmente compatible con todos los navegadores modernos desde junio de 2017: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9"/>
          </table:table-cell>
          <table:table-cell table:style-name="Tabla5.A1" office:value-type="string">
            <text:p text:style-name="P9"/>
          </table:table-cell>
          <table:table-cell table:style-name="Tabla5.A1" office:value-type="string">
            <text:p text:style-name="P9"/>
          </table:table-cell>
          <table:table-cell table:style-name="Tabla5.A1" office:value-type="string">
            <text:p text:style-name="P9"/>
          </table:table-cell>
          <table:table-cell table:style-name="Tabla5.A1" office:value-type="string">
            <text:p text:style-name="P9"/>
          </table:table-cell>
        </table:table-row>
        <table:table-row table:style-name="Tabla5.2">
          <table:table-cell table:style-name="Tabla5.A2" office:value-type="string">
            <text:p text:style-name="P8">Chrome 51</text:p>
          </table:table-cell>
          <table:table-cell table:style-name="Tabla5.B2" office:value-type="string">
            <text:p text:style-name="P8">Edge 15</text:p>
          </table:table-cell>
          <table:table-cell table:style-name="Tabla5.C2" office:value-type="string">
            <text:p text:style-name="P8">Firefox 54</text:p>
          </table:table-cell>
          <table:table-cell table:style-name="Tabla5.D2" office:value-type="string">
            <text:p text:style-name="P8">Safari 10</text:p>
          </table:table-cell>
          <table:table-cell table:style-name="Tabla5.E2" office:value-type="string">
            <text:p text:style-name="P8">Opera 38</text:p>
          </table:table-cell>
        </table:table-row>
        <table:table-row table:style-name="Tabla5.1">
          <table:table-cell table:style-name="Tabla5.A3" office:value-type="string">
            <text:p text:style-name="P8">May 2016</text:p>
          </table:table-cell>
          <table:table-cell table:style-name="Tabla5.B3" office:value-type="string">
            <text:p text:style-name="P8">Apr 2017</text:p>
          </table:table-cell>
          <table:table-cell table:style-name="Tabla5.C3" office:value-type="string">
            <text:p text:style-name="P8">Jun 2017</text:p>
          </table:table-cell>
          <table:table-cell table:style-name="Tabla5.D3" office:value-type="string">
            <text:p text:style-name="P8">Sep 2016</text:p>
          </table:table-cell>
          <table:table-cell table:style-name="Tabla5.E3" office:value-type="string">
            <text:p text:style-name="P7">Jun 2016</text:p>
          </table:table-cell>
        </table:table-row>
      </table:table>
      <text:p text:style-name="P3"><text:span text:style-name="Source_20_Text"><text:span text:style-name="T2">entries()</text:span></text:span>no es compatible con Internet Explorer.</text:p>
      <text:p text:style-name="Horizontal_20_Line"/>
      <text:h text:style-name="P1" text:outline-level="2"><text:span text:style-name="T9">with</text:span>()</text:h>
      <text:p text:style-name="P3"><text:a xlink:type="simple" xlink:href="https://www.w3schools.com/js/js_2023.asp" text:style-name="Internet_20_link" text:visited-style-name="Visited_20_Internet_20_Link"><text:span text:style-name="T1">ES2023</text:span></text:a> agregó el método <text:s/>with() como una forma segura de actualizar elementos en un array sin alterar el array original.</text:p>
      <text:h text:style-name="P4" text:outline-level="3">Ejemplo</text:h>
      <text:p text:style-name="P10"><text:span text:style-name="T3">const</text:span> months = [<text:span text:style-name="T5">"Januar"</text:span>, <text:span text:style-name="T5">"Februar"</text:span>, <text:span text:style-name="T5">"Mar"</text:span>, <text:span text:style-name="T5">"April"</text:span>];<text:line-break/><text:span text:style-name="T3">const</text:span> myMonths = months.<text:span text:style-name="T3">with</text:span>(<text:span text:style-name="T4">2</text:span>, <text:span text:style-name="T5">"March"</text:span>);</text:p>
      <text:p text:style-name="P6"><text:s/></text:p>
      <text:p text:style-name="Horizontal_20_Line"/>
      <text:h text:style-name="P1" text:outline-level="2"><text:bookmark text:name="mark_spread"/>Extensión de array de JavaScript (...)</text:h>
      <text:p text:style-name="P3">El operador ... expande un iterable (como un array) en más elementos:</text:p>
      <text:h text:style-name="P4" text:outline-level="3"><text:soft-page-break/>Ejemplo</text:h>
      <text:p text:style-name="P10"><text:span text:style-name="T3">const</text:span> q1 = [<text:span text:style-name="T5">"Jan"</text:span>, <text:span text:style-name="T5">"Feb"</text:span>, <text:span text:style-name="T5">"Mar"</text:span>];<text:line-break/><text:span text:style-name="T3">const</text:span> q2 = [<text:span text:style-name="T5">"Apr"</text:span>, <text:span text:style-name="T5">"May"</text:span>, <text:span text:style-name="T5">"Jun"</text:span>];<text:line-break/><text:span text:style-name="T3">const</text:span> q3 = [<text:span text:style-name="T5">"Jul"</text:span>, <text:span text:style-name="T5">"Aug"</text:span>, <text:span text:style-name="T5">"Sep"</text:span>];<text:line-break/><text:span text:style-name="T3">const</text:span> q4 = [<text:span text:style-name="T5">"Oct"</text:span>, <text:span text:style-name="T5">"Nov"</text:span>, <text:span text:style-name="T5">"May"</text:span>];<text:line-break/><text:line-break/><text:span text:style-name="T3">const</text:span> year = [...q1, ...q2, ...q3, ...q4];</text:p>
      <text:p text:style-name="P3"><text:a xlink:type="simple" xlink:href="https://www.w3schools.com/js/tryit.asp?filename=tryjs_oper_spread_year" office:target-frame-name="_blank" xlink:show="new" text:style-name="Internet_20_link" text:visited-style-name="Visited_20_Internet_20_Link"><text:span text:style-name="T2"/></text:a></text:p>
      <text:h text:style-name="P1" text:outline-level="2">Soporte del navegador</text:h>
      <text:p text:style-name="P3"><text:span text:style-name="Source_20_Text"><text:span text:style-name="T2">...</text:span></text:span>es una <text:a xlink:type="simple" xlink:href="https://www.w3schools.com/js/js_es6.asp" text:style-name="Internet_20_link" text:visited-style-name="Visited_20_Internet_20_Link"><text:span text:style-name="T1">característica de ES6</text:span></text:a> (JavaScript 2015).</text:p>
      <text:p text:style-name="P3">ES6 es totalmente compatible con todos los navegadores modernos desde junio de 2017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9"/>
          </table:table-cell>
          <table:table-cell table:style-name="Tabla6.A1" office:value-type="string">
            <text:p text:style-name="P9"/>
          </table:table-cell>
          <table:table-cell table:style-name="Tabla6.A1" office:value-type="string">
            <text:p text:style-name="P9"/>
          </table:table-cell>
          <table:table-cell table:style-name="Tabla6.A1" office:value-type="string">
            <text:p text:style-name="P9"/>
          </table:table-cell>
          <table:table-cell table:style-name="Tabla6.A1" office:value-type="string">
            <text:p text:style-name="P9"/>
          </table:table-cell>
        </table:table-row>
        <table:table-row table:style-name="Tabla6.2">
          <table:table-cell table:style-name="Tabla6.A2" office:value-type="string">
            <text:p text:style-name="P8">Chrome 51</text:p>
          </table:table-cell>
          <table:table-cell table:style-name="Tabla6.B2" office:value-type="string">
            <text:p text:style-name="P8">Edge 15</text:p>
          </table:table-cell>
          <table:table-cell table:style-name="Tabla6.C2" office:value-type="string">
            <text:p text:style-name="P8">Firefox 54</text:p>
          </table:table-cell>
          <table:table-cell table:style-name="Tabla6.D2" office:value-type="string">
            <text:p text:style-name="P8">Safari 10</text:p>
          </table:table-cell>
          <table:table-cell table:style-name="Tabla6.E2" office:value-type="string">
            <text:p text:style-name="P8">Opera 38</text:p>
          </table:table-cell>
        </table:table-row>
        <table:table-row table:style-name="Tabla6.1">
          <table:table-cell table:style-name="Tabla6.A3" office:value-type="string">
            <text:p text:style-name="P8">May 2016</text:p>
          </table:table-cell>
          <table:table-cell table:style-name="Tabla6.B3" office:value-type="string">
            <text:p text:style-name="P8">Apr 2017</text:p>
          </table:table-cell>
          <table:table-cell table:style-name="Tabla6.C3" office:value-type="string">
            <text:p text:style-name="P8">Jun 2017</text:p>
          </table:table-cell>
          <table:table-cell table:style-name="Tabla6.D3" office:value-type="string">
            <text:p text:style-name="P8">Sep 2016</text:p>
          </table:table-cell>
          <table:table-cell table:style-name="Tabla6.E3" office:value-type="string">
            <text:p text:style-name="P7">Jun 2016</text:p>
          </table:table-cell>
        </table:table-row>
      </table:table>
      <text:p text:style-name="P3"><text:span text:style-name="Source_20_Text"><text:span text:style-name="T2">...</text:span></text:span>no es compatible con Internet Explor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18:08:30.420000000</meta:creation-date>
    <dc:date>2024-03-18T20:16:07.973000000</dc:date>
    <meta:editing-duration>PT25M3S</meta:editing-duration>
    <meta:editing-cycles>3</meta:editing-cycles>
    <meta:generator>LibreOffice/7.6.0.3$Windows_X86_64 LibreOffice_project/69edd8b8ebc41d00b4de3915dc82f8f0fc3b6265</meta:generator>
    <meta:document-statistic meta:table-count="5" meta:image-count="0" meta:object-count="0" meta:page-count="11" meta:paragraph-count="259" meta:word-count="1520" meta:character-count="9174" meta:non-whitespace-character-count="7839"/>
  </office:meta>
</office:document-meta>
</file>